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8.74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4.12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97cm" fo:min-width="8.74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8.64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99cm" fo:min-width="2.5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99cm" fo:min-width="4.123cm"/>
    </style:style>
    <style:style style:name="gr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319cm"/>
    </style:style>
    <style:style style:name="gr10" style:family="graphic" style:parent-style-name="standard">
      <style:graphic-properties draw:stroke="none" svg:stroke-color="#000000" draw:fill="none" draw:fill-color="#ffffff" fo:min-height="0.34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99cm" fo:min-width="6.571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8.23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86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36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3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8.23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36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83cm" fo:min-width="8.19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3.84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36cm" fo:min-width="8.04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285cm" fo:min-width="2.34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84cm" fo:min-width="2.3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306cm" fo:min-width="7.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306cm" fo:min-width="3.3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306cm" fo:min-width="1.99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307cm" fo:min-width="1.99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32" style:family="graphic" style:parent-style-name="standard">
      <style:graphic-properties draw:stroke="none" svg:stroke-color="#000000" draw:fill="none" draw:fill-color="#ffffff" fo:min-height="0.45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112cm" fo:min-width="6.4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6.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768cm" fo:min-width="11.091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1.79cm" fo:min-width="8.77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15pt"/>
    </style:style>
    <style:style style:name="P4" style:family="paragraph">
      <style:paragraph-properties fo:text-align="center"/>
      <style:text-properties fo:font-size="15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5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15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5pt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center"/>
      <style:text-properties fo:font-size="14pt" style:font-size-asian="8pt" style:font-size-complex="8pt"/>
    </style:style>
    <style:style style:name="P11" style:family="paragraph">
      <loext:graphic-properties draw:fill-color="#ffffff"/>
      <style:paragraph-properties fo:text-align="center"/>
      <style:text-properties fo:font-size="11pt" style:font-size-asian="6pt" style:font-size-complex="6pt"/>
    </style:style>
    <style:style style:name="P12" style:family="paragraph">
      <loext:graphic-properties draw:fill-color="#ffffff"/>
      <style:paragraph-properties fo:text-align="center"/>
      <style:text-properties fo:font-size="14pt"/>
    </style:style>
    <style:style style:name="P13" style:family="paragraph">
      <loext:graphic-properties draw:fill="none"/>
      <style:paragraph-properties fo:text-align="center"/>
      <style:text-properties fo:font-size="14pt"/>
    </style:style>
    <style:style style:name="P14" style:family="paragraph">
      <loext:graphic-properties draw:fill="none" draw:fill-color="#ffffff"/>
      <style:text-properties fo:font-size="14pt" style:font-size-asian="8pt" style:font-size-complex="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ffff"/>
      <style:paragraph-properties fo:text-align="center"/>
      <style:text-properties fo:font-size="16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font-size="16pt" style:font-size-asian="8pt" style:font-size-complex="8pt"/>
    </style:style>
    <style:style style:name="P18" style:family="paragraph">
      <loext:graphic-properties draw:fill-color="#ffffff"/>
      <style:paragraph-properties fo:text-align="center"/>
      <style:text-properties fo:font-size="16pt"/>
    </style:style>
    <style:style style:name="P19" style:family="paragraph">
      <style:paragraph-properties fo:text-align="center"/>
      <style:text-properties fo:font-size="16pt"/>
    </style:style>
    <style:style style:name="P20" style:family="paragraph">
      <loext:graphic-properties draw:fill="none" draw:fill-color="#ffffff"/>
      <style:text-properties fo:font-size="16pt" style:font-size-asian="8pt" style:font-size-complex="8pt"/>
    </style:style>
    <style:style style:name="P21" style:family="paragraph">
      <loext:graphic-properties draw:fill="none"/>
      <style:paragraph-properties fo:text-align="center"/>
      <style:text-properties fo:font-size="16pt"/>
    </style:style>
    <style:style style:name="P22" style:family="paragraph">
      <loext:graphic-properties draw:fill="none" draw:fill-color="#ffffff"/>
      <style:text-properties fo:font-size="24pt"/>
    </style:style>
    <style:style style:name="P23" style:family="paragraph">
      <loext:graphic-properties draw:fill-color="#ffffff"/>
      <style:paragraph-properties fo:text-align="center"/>
      <style:text-properties fo:font-size="16pt" style:font-size-asian="6pt" style:font-size-complex="6pt"/>
    </style:style>
    <style:style style:name="P24" style:family="paragraph">
      <loext:graphic-properties draw:fill-color="#ffffff"/>
      <style:paragraph-properties fo:text-align="center"/>
      <style:text-properties fo:font-size="14pt" style:font-size-asian="7pt" style:font-size-complex="7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8pt" style:font-size-complex="8pt"/>
    </style:style>
    <style:style style:name="T2" style:family="text">
      <style:text-properties fo:font-size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style:font-size-asian="12pt" style:font-size-complex="12pt"/>
    </style:style>
    <style:style style:name="T5" style:family="text">
      <style:text-properties fo:font-size="14pt" style:font-size-asian="8pt" style:font-size-complex="8pt"/>
    </style:style>
    <style:style style:name="T6" style:family="text">
      <style:text-properties fo:font-size="11pt" style:font-size-asian="6pt" style:font-size-complex="6pt"/>
    </style:style>
    <style:style style:name="T7" style:family="text">
      <style:text-properties fo:font-size="14pt"/>
    </style:style>
    <style:style style:name="T8" style:family="text">
      <style:text-properties fo:font-size="16pt" style:font-size-asian="12pt" style:font-size-complex="12pt"/>
    </style:style>
    <style:style style:name="T9" style:family="text">
      <style:text-properties fo:font-size="16pt" style:font-size-asian="8pt" style:font-size-complex="8pt"/>
    </style:style>
    <style:style style:name="T10" style:family="text">
      <style:text-properties fo:font-size="16pt"/>
    </style:style>
    <style:style style:name="T11" style:family="text">
      <style:text-properties fo:font-size="24pt"/>
    </style:style>
    <style:style style:name="T12" style:family="text">
      <style:text-properties fo:font-size="16pt" style:font-size-asian="6pt" style:font-size-complex="6pt"/>
    </style:style>
    <style:style style:name="T13" style:family="text">
      <style:text-properties fo:font-size="14pt" style:font-size-asian="7pt" style:font-size-complex="7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245cm" svg:height="1.048cm" svg:x="5cm" svg:y="6.591cm">
          <text:p text:style-name="P1"><text:span text:style-name="T1">Recoit le signal BMS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9.245cm" svg:height="2.095cm" svg:x="5cm" svg:y="10.783cm">
          <text:p text:style-name="P1"><text:span text:style-name="T1">Reçoit une erreu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9.245cm" svg:height="1.047cm" svg:x="5cm" svg:y="16.022cm">
          <text:p text:style-name="P1"><text:span text:style-name="T1">Active la précharge du contacteur principal +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9.245cm" svg:height="1.048cm" svg:x="5cm" svg:y="20.213cm">
          <text:p text:style-name="P1"><text:span text:style-name="T1">Reçoit la lecture de cou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9.245cm" svg:height="1.048cm" svg:x="5cm" svg:y="18.117cm">
          <text:p text:style-name="P1"><text:span text:style-name="T1">Attend x secon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962cm" svg:height="1.048cm" svg:x="15.567cm" svg:y="11.307cm">
          <text:p text:style-name="P1"><text:span text:style-name="T2">Erreu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xml:id="id7" draw:id="id7" draw:layer="layout" svg:width="9.245cm" svg:height="2.097cm" svg:x="5cm" svg:y="22.309cm">
          <text:p text:style-name="P1"><text:span text:style-name="T1">Courant &gt; limi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10" draw:id="id10" draw:layer="layout" svg:width="3.962cm" svg:height="1.048cm" svg:x="15.567cm" svg:y="22.833cm">
          <text:p text:style-name="P1"><text:span text:style-name="T2">Erreu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9.245cm" svg:height="1.048cm" svg:x="5cm" svg:y="25.452cm">
          <text:p text:style-name="P1"><text:span text:style-name="T1">Enclenche le contacteur principal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9.245cm" svg:height="1.048cm" svg:x="5cm" svg:y="13.926cm">
          <text:p text:style-name="P1"><text:span text:style-name="T1">Enclenche le contacteur principal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9.622cm" svg:y1="7.639cm" svg:x2="9.622cm" svg:y2="8.687cm" draw:start-shape="id1" draw:start-glue-point="2" svg:d="M9622 7639v1048" svg:viewBox="0 0 1 1049">
          <text:p/>
        </draw:connector>
        <draw:connector draw:style-name="gr7" draw:text-style-name="P4" draw:layer="layout" svg:x1="9.622cm" svg:y1="9.735cm" svg:x2="9.623cm" svg:y2="10.783cm" draw:end-shape="id2" draw:end-glue-point="4" svg:d="M9622 9735v273h1v775" svg:viewBox="0 0 2 1049">
          <text:p/>
        </draw:connector>
        <draw:connector draw:style-name="gr7" draw:text-style-name="P4" draw:layer="layout" svg:x1="9.623cm" svg:y1="12.878cm" svg:x2="9.622cm" svg:y2="13.926cm" draw:start-shape="id2" draw:start-glue-point="6" svg:d="M9623 12878v775h-1v273" svg:viewBox="0 0 2 1049">
          <text:p/>
        </draw:connector>
        <draw:connector draw:style-name="gr7" draw:text-style-name="P4" draw:layer="layout" svg:x1="9.622cm" svg:y1="14.974cm" svg:x2="9.622cm" svg:y2="16.022cm" draw:start-shape="id3" draw:start-glue-point="2" draw:end-shape="id4" draw:end-glue-point="0" svg:d="M9622 14974v1048" svg:viewBox="0 0 1 1049">
          <text:p/>
        </draw:connector>
        <draw:connector draw:style-name="gr7" draw:text-style-name="P4" draw:layer="layout" svg:x1="9.622cm" svg:y1="17.069cm" svg:x2="9.622cm" svg:y2="18.117cm" draw:start-shape="id4" draw:start-glue-point="2" draw:end-shape="id5" draw:end-glue-point="0" svg:d="M9622 17069v1048" svg:viewBox="0 0 1 1049">
          <text:p/>
        </draw:connector>
        <draw:connector draw:style-name="gr7" draw:text-style-name="P4" draw:layer="layout" svg:x1="9.622cm" svg:y1="19.165cm" svg:x2="9.622cm" svg:y2="20.213cm" draw:start-shape="id5" draw:start-glue-point="2" draw:end-shape="id6" draw:end-glue-point="0" svg:d="M9622 19165v1048" svg:viewBox="0 0 1 1049">
          <text:p/>
        </draw:connector>
        <draw:connector draw:style-name="gr7" draw:text-style-name="P4" draw:layer="layout" svg:x1="9.622cm" svg:y1="21.261cm" svg:x2="9.623cm" svg:y2="22.309cm" draw:start-shape="id6" draw:start-glue-point="2" draw:end-shape="id7" draw:end-glue-point="4" svg:d="M9622 21261v524h1v524" svg:viewBox="0 0 2 1049">
          <text:p/>
        </draw:connector>
        <draw:connector draw:style-name="gr7" draw:text-style-name="P4" draw:layer="layout" svg:x1="9.623cm" svg:y1="24.406cm" svg:x2="9.622cm" svg:y2="25.452cm" draw:start-shape="id7" draw:start-glue-point="6" draw:end-shape="id8" draw:end-glue-point="0" svg:d="M9623 24406v523h-1v523" svg:viewBox="0 0 2 1047">
          <text:p/>
        </draw:connector>
        <draw:connector draw:style-name="gr7" draw:text-style-name="P4" draw:layer="layout" svg:x1="14.245cm" svg:y1="11.831cm" svg:x2="15.567cm" svg:y2="11.831cm" draw:start-shape="id2" draw:start-glue-point="7" draw:end-shape="id9" draw:end-glue-point="3" svg:d="M14245 11831h1322" svg:viewBox="0 0 1323 1">
          <text:p/>
        </draw:connector>
        <draw:connector draw:style-name="gr7" draw:text-style-name="P4" draw:layer="layout" svg:x1="14.245cm" svg:y1="23.358cm" svg:x2="15.567cm" svg:y2="23.357cm" draw:start-shape="id7" draw:start-glue-point="7" draw:end-shape="id10" draw:end-glue-point="3" svg:d="M14245 23358h661v-1h661" svg:viewBox="0 0 1323 2">
          <text:p/>
        </draw:connector>
        <draw:frame draw:style-name="gr8" draw:text-style-name="P5" draw:layer="layout" svg:width="7.1cm" svg:height="0.962cm" svg:x="6cm" svg:y="1.038cm">
          <draw:text-box>
            <text:p><text:span text:style-name="T3">Mise en marche</text:span></text:p>
          </draw:text-box>
        </draw:frame>
        <draw:frame draw:style-name="gr9" draw:text-style-name="P6" draw:layer="layout" svg:width="1.981cm" svg:height="0.597cm" svg:x="13.85cm" svg:y="10.605cm">
          <draw:text-box>
            <text:p><text:span text:style-name="T1">Oui</text:span></text:p>
          </draw:text-box>
        </draw:frame>
        <draw:frame draw:style-name="gr10" draw:text-style-name="P6" draw:layer="layout" svg:width="1.982cm" svg:height="0.627cm" svg:x="9.622cm" svg:y="12.985cm">
          <draw:text-box>
            <text:p><text:span text:style-name="T1">Non</text:span></text:p>
          </draw:text-box>
        </draw:frame>
        <draw:frame draw:style-name="gr10" draw:text-style-name="P6" draw:layer="layout" svg:width="1.981cm" svg:height="0.628cm" svg:x="9.491cm" svg:y="24.511cm">
          <draw:text-box>
            <text:p><text:span text:style-name="T1">Non</text:span></text:p>
          </draw:text-box>
        </draw:frame>
        <draw:frame draw:style-name="gr9" draw:text-style-name="P6" draw:layer="layout" svg:width="1.717cm" svg:height="0.597cm" svg:x="13.85cm" svg:y="22.413cm">
          <draw:text-box>
            <text:p><text:span text:style-name="T1">Oui</text:span></text:p>
          </draw:text-box>
        </draw:frame>
        <draw:custom-shape draw:style-name="gr1" draw:text-style-name="P7" draw:layer="layout" svg:width="9.245cm" svg:height="1.048cm" svg:x="5cm" svg:y="2.4cm">
          <text:p text:style-name="P1"><text:span text:style-name="T4">Initialisation des périphér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9.622cm" svg:y1="3.439cm" svg:x2="9.622cm" svg:y2="4.495cm" draw:end-shape="id11" draw:end-glue-point="0" svg:d="M9622 3439v1056" svg:viewBox="0 0 1 1057">
          <text:p/>
        </draw:connector>
        <draw:custom-shape draw:style-name="gr11" draw:text-style-name="P3" draw:layer="layout" svg:width="9.245cm" svg:height="1.048cm" svg:x="5cm" svg:y="8.688cm">
          <text:p text:style-name="P1"><text:span text:style-name="T1">Initialisation des modules esclave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8" draw:layer="layout" svg:x1="19.529cm" svg:y1="23.357cm" svg:x2="9.622cm" svg:y2="6.067cm" draw:start-shape="id10" draw:start-glue-point="1" draw:end-shape="id12" draw:end-glue-point="0" svg:d="M19529 23357h502v-17290h-10409" svg:viewBox="0 0 10410 17291">
          <text:p/>
        </draw:connector>
        <draw:custom-shape draw:style-name="gr1" draw:text-style-name="P2" xml:id="id11" draw:id="id11" draw:layer="layout" svg:width="9.245cm" svg:height="1.048cm" svg:x="5cm" svg:y="4.495cm">
          <text:p text:style-name="P1"><text:span text:style-name="T1">Active les ventilat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xml:id="id12" draw:id="id12" draw:layer="layout" svg:x1="9.622cm" svg:y1="5.543cm" svg:x2="9.622cm" svg:y2="6.591cm" draw:start-shape="id11" draw:start-glue-point="2" draw:end-shape="id1" draw:end-glue-point="0" svg:d="M9622 5543v1048" svg:viewBox="0 0 1 1049">
          <text:p/>
        </draw:connector>
        <draw:connector draw:style-name="gr12" draw:text-style-name="P8" draw:layer="layout" svg:x1="19.529cm" svg:y1="11.831cm" svg:x2="9.622cm" svg:y2="6.067cm" draw:start-shape="id9" draw:start-glue-point="1" draw:end-shape="id12" draw:end-glue-point="0" svg:d="M19529 11831h502v-5764h-10409" svg:viewBox="0 0 10410 5765">
          <text:p/>
        </draw:connector>
      </draw:page>
      <draw:page draw:name="page2" draw:style-name="dp1" draw:master-page-name="Default">
        <draw:frame draw:style-name="gr13" draw:text-style-name="P9" draw:layer="layout" svg:width="13.8cm" svg:height="1cm" svg:x="3.8cm" svg:y="1cm">
          <draw:text-box>
            <text:p text:style-name="P1"><text:span text:style-name="T3">Initialisation des modules esclaves</text:span></text:p>
          </draw:text-box>
        </draw:frame>
        <draw:custom-shape draw:style-name="gr14" draw:text-style-name="P10" xml:id="id15" draw:id="id15" draw:layer="layout" svg:width="8.734cm" svg:height="1.999cm" svg:x="3.9cm" svg:y="3.001cm">
          <text:p text:style-name="P1"><text:span text:style-name="T5">Envoie d’une requêtre d’auto-assignation d’identité aux modules esclav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3" draw:id="id13" draw:layer="layout" svg:width="8.734cm" svg:height="3cm" svg:x="3.9cm" svg:y="8cm">
          <text:p text:style-name="P1"><text:span text:style-name="T6">Nombre de réponses</text:span></text:p>
          <text:p text:style-name="P1"><text:span text:style-name="T6"><text:s/></text:span><text:span text:style-name="T6">!= Nombre de module esclave</text:span></text:p>
          <text:p text:style-name="P1"><text:span text:style-name="T6"><text:s/></text:span><text:span text:style-name="T6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2" xml:id="id14" draw:id="id14" draw:layer="layout" svg:width="3.743cm" svg:height="1cm" svg:x="15.141cm" svg:y="9.001cm">
          <text:p text:style-name="P1"><text:span text:style-name="T7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3" draw:layer="layout" svg:x1="12.634cm" svg:y1="9.5cm" svg:x2="15.141cm" svg:y2="9.501cm" draw:start-shape="id13" draw:start-glue-point="7" draw:end-shape="id14" draw:end-glue-point="3" svg:d="M12634 9500h1254v1h1253" svg:viewBox="0 0 2508 2">
          <text:p/>
        </draw:connector>
        <draw:connector draw:style-name="gr12" draw:text-style-name="P13" draw:layer="layout" svg:x1="18.884cm" svg:y1="9.501cm" svg:x2="12.634cm" svg:y2="4cm" draw:start-shape="id14" draw:start-glue-point="1" draw:end-shape="id15" draw:end-glue-point="1" svg:d="M18884 9501h501v-5501h-6751" svg:viewBox="0 0 6752 5502">
          <text:p/>
        </draw:connector>
        <draw:frame draw:style-name="gr10" draw:text-style-name="P14" draw:layer="layout" svg:width="1.861cm" svg:height="0.599cm" svg:x="13.269cm" svg:y="8.7cm">
          <draw:text-box>
            <text:p><text:span text:style-name="T5">Oui</text:span></text:p>
          </draw:text-box>
        </draw:frame>
        <draw:custom-shape draw:style-name="gr17" draw:text-style-name="P10" xml:id="id18" draw:id="id18" draw:layer="layout" svg:width="8.734cm" svg:height="1cm" svg:x="3.9cm" svg:y="20cm">
          <text:p text:style-name="P1"><text:span text:style-name="T5">Envoie les limites</text:span></text:p>
          <text:p text:style-name="P1"><text:span text:style-name="T5"><text:s/></text:span><text:span text:style-name="T5">aux modules esclaves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267cm" svg:y1="11cm" svg:x2="8.267cm" svg:y2="11.9cm" draw:start-shape="id13" draw:start-glue-point="6" draw:end-shape="id16" draw:end-glue-point="0" svg:d="M8267 11000v900" svg:viewBox="0 0 1 901">
          <text:p/>
        </draw:connector>
        <draw:custom-shape draw:style-name="gr17" draw:text-style-name="P10" xml:id="id17" draw:id="id17" draw:layer="layout" svg:width="8.734cm" svg:height="1cm" svg:x="3.9cm" svg:y="6cm">
          <text:p text:style-name="P1"><text:span text:style-name="T5">Attend la réponse des</text:span></text:p>
          <text:p text:style-name="P1"><text:span text:style-name="T5">modules esclaves 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267cm" svg:y1="5cm" svg:x2="8.267cm" svg:y2="6cm" draw:start-shape="id15" draw:start-glue-point="2" draw:end-shape="id17" draw:end-glue-point="0" svg:d="M8267 5000v1000" svg:viewBox="0 0 1 1001">
          <text:p/>
        </draw:connector>
        <draw:connector draw:style-name="gr7" draw:text-style-name="P15" draw:layer="layout" svg:x1="8.267cm" svg:y1="7cm" svg:x2="8.267cm" svg:y2="8cm" draw:start-shape="id17" draw:start-glue-point="2" draw:end-shape="id13" draw:end-glue-point="4" svg:d="M8267 7000v1000" svg:viewBox="0 0 1 1001">
          <text:p/>
        </draw:connector>
        <draw:frame draw:style-name="gr10" draw:text-style-name="P14" draw:layer="layout" svg:width="1.611cm" svg:height="0.599cm" svg:x="8.653cm" svg:y="11.102cm">
          <draw:text-box>
            <text:p><text:span text:style-name="T5">Non</text:span></text:p>
          </draw:text-box>
        </draw:frame>
        <draw:custom-shape draw:style-name="gr17" draw:text-style-name="P10" xml:id="id20" draw:id="id20" draw:layer="layout" svg:width="8.734cm" svg:height="1cm" svg:x="3.9cm" svg:y="24cm">
          <text:p text:style-name="P1"><text:span text:style-name="T5">Envoie la consigne</text:span></text:p>
          <text:p text:style-name="P1"><text:span text:style-name="T5"><text:s/></text:span><text:span text:style-name="T5">de dépa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19" draw:id="id19" draw:layer="layout" svg:width="8.734cm" svg:height="1cm" svg:x="3.9cm" svg:y="22cm">
          <text:p text:style-name="P1"><text:span text:style-name="T5">Attend un </text:span></text:p>
          <text:p text:style-name="P1"><text:span text:style-name="T5">accusé réception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267cm" svg:y1="21cm" svg:x2="8.267cm" svg:y2="22cm" draw:start-shape="id18" draw:start-glue-point="2" draw:end-shape="id19" draw:end-glue-point="0" svg:d="M8267 21000v1000" svg:viewBox="0 0 1 1001">
          <text:p/>
        </draw:connector>
        <draw:connector draw:style-name="gr7" draw:text-style-name="P15" draw:layer="layout" svg:x1="8.267cm" svg:y1="23cm" svg:x2="8.267cm" svg:y2="24cm" draw:start-shape="id19" draw:start-glue-point="2" draw:end-shape="id20" draw:end-glue-point="0" svg:d="M8267 23000v1000" svg:viewBox="0 0 1 1001">
          <text:p/>
        </draw:connector>
        <draw:custom-shape draw:style-name="gr17" draw:text-style-name="P10" xml:id="id21" draw:id="id21" draw:layer="layout" svg:width="8.734cm" svg:height="1cm" svg:x="3.9cm" svg:y="25.89cm">
          <text:p text:style-name="P1"><text:span text:style-name="T5">Attend un </text:span></text:p>
          <text:p text:style-name="P1"><text:span text:style-name="T5">accusé réception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267cm" svg:y1="25cm" svg:x2="8.267cm" svg:y2="25.89cm" draw:start-shape="id20" draw:start-glue-point="2" draw:end-shape="id21" draw:end-glue-point="0" svg:d="M8267 25000v890" svg:viewBox="0 0 1 891">
          <text:p/>
        </draw:connector>
        <draw:custom-shape draw:style-name="gr18" draw:text-style-name="P10" xml:id="id16" draw:id="id16" draw:layer="layout" svg:width="8.734cm" svg:height="1.1cm" svg:x="3.9cm" svg:y="11.9cm">
          <text:p text:style-name="P1"><text:span text:style-name="T5">Envoie d’une requêtre pour connaitre le nb de modu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22" draw:id="id22" draw:layer="layout" svg:width="8.734cm" svg:height="1cm" svg:x="3.9cm" svg:y="14cm">
          <text:p text:style-name="P1"><text:span text:style-name="T5">Attend la réponse des</text:span></text:p>
          <text:p text:style-name="P1"><text:span text:style-name="T5">modules esclaves 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267cm" svg:y1="13cm" svg:x2="8.267cm" svg:y2="14cm" draw:start-shape="id16" draw:start-glue-point="2" draw:end-shape="id22" draw:end-glue-point="0" svg:d="M8267 13000v1000" svg:viewBox="0 0 1 1001">
          <text:p/>
        </draw:connector>
        <draw:custom-shape draw:style-name="gr15" draw:text-style-name="P11" xml:id="id23" draw:id="id23" draw:layer="layout" svg:width="8.734cm" svg:height="3cm" svg:x="3.9cm" svg:y="16cm">
          <text:p text:style-name="P1"><text:span text:style-name="T6">Nombre de lecture valide</text:span></text:p>
          <text:p text:style-name="P1"><text:span text:style-name="T6"><text:s/></text:span><text:span text:style-name="T6">!= Nombre de module</text:span></text:p>
          <text:p text:style-name="P1"><text:span text:style-name="T6"><text:s/></text:span><text:span text:style-name="T6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5" draw:layer="layout" svg:x1="8.267cm" svg:y1="15cm" svg:x2="8.267cm" svg:y2="16cm" draw:start-shape="id22" draw:start-glue-point="2" draw:end-shape="id23" draw:end-glue-point="4" svg:d="M8267 15000v1000" svg:viewBox="0 0 1 1001">
          <text:p/>
        </draw:connector>
        <draw:custom-shape draw:style-name="gr19" draw:text-style-name="P12" xml:id="id24" draw:id="id24" draw:layer="layout" svg:width="3.744cm" svg:height="1cm" svg:x="15.142cm" svg:y="17.002cm">
          <text:p text:style-name="P1"><text:span text:style-name="T7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3" draw:layer="layout" svg:x1="12.634cm" svg:y1="17.5cm" svg:x2="15.142cm" svg:y2="17.502cm" draw:start-shape="id23" draw:start-glue-point="7" draw:end-shape="id24" draw:end-glue-point="3" svg:d="M12634 17500h1255v2h1253" svg:viewBox="0 0 2509 3">
          <text:p/>
        </draw:connector>
        <draw:frame draw:style-name="gr10" draw:text-style-name="P14" draw:layer="layout" svg:width="1.996cm" svg:height="0.599cm" svg:x="8.517cm" svg:y="19.101cm">
          <draw:text-box>
            <text:p><text:span text:style-name="T5">Non</text:span></text:p>
          </draw:text-box>
        </draw:frame>
        <draw:frame draw:style-name="gr10" draw:text-style-name="P14" draw:layer="layout" svg:width="1.622cm" svg:height="0.599cm" svg:x="12.759cm" svg:y="16.701cm">
          <draw:text-box>
            <text:p><text:span text:style-name="T5">Oui</text:span></text:p>
          </draw:text-box>
        </draw:frame>
        <draw:connector draw:style-name="gr7" draw:text-style-name="P15" draw:layer="layout" svg:x1="8.267cm" svg:y1="19cm" svg:x2="8.267cm" svg:y2="20cm" draw:start-shape="id23" draw:start-glue-point="6" draw:end-shape="id18" draw:end-glue-point="0" svg:d="M8267 19000v1000" svg:viewBox="0 0 1 1001">
          <text:p/>
        </draw:connector>
        <draw:connector draw:style-name="gr7" draw:text-style-name="P15" draw:layer="layout" svg:x1="18.886cm" svg:y1="17.502cm" svg:x2="12.634cm" svg:y2="4cm" draw:start-shape="id24" draw:start-glue-point="1" draw:end-shape="id15" draw:end-glue-point="1" svg:d="M18886 17502h502v-13502h-6754" svg:viewBox="0 0 6755 13503">
          <text:p/>
        </draw:connector>
      </draw:page>
      <draw:page draw:name="page3" draw:style-name="dp1" draw:master-page-name="Default">
        <draw:custom-shape draw:style-name="gr20" draw:text-style-name="P16" xml:id="id25" draw:id="id25" draw:layer="layout" svg:width="8.693cm" svg:height="1.533cm" svg:x="4cm" svg:y="3cm">
          <text:p text:style-name="P1"><text:span text:style-name="T8">Reçoit la lecture de tension</text:span></text:p>
          <text:p text:style-name="P1"><text:span text:style-name="T8"><text:s/></text:span><text:span text:style-name="T8">des modules esclav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26" draw:id="id26" draw:layer="layout" svg:width="8.693cm" svg:height="3.066cm" svg:x="4cm" svg:y="6.067cm">
          <text:p text:style-name="P1"><text:span text:style-name="T9">Tension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xml:id="id27" draw:id="id27" draw:layer="layout" svg:width="8.693cm" svg:height="1.533cm" svg:x="4cm" svg:y="10.667cm">
          <text:p text:style-name="P1"><text:span text:style-name="T9">Active la précharge du contacteur MPPT 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29" draw:id="id29" draw:layer="layout" svg:width="8.693cm" svg:height="1.533cm" svg:x="4cm" svg:y="16.8cm">
          <text:p text:style-name="P1"><text:span text:style-name="T9">Reçoit la lecture </text:span></text:p>
          <text:p text:style-name="P1"><text:span text:style-name="T9">de coura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8" draw:id="id28" draw:layer="layout" svg:width="8.693cm" svg:height="1.534cm" svg:x="4cm" svg:y="13.733cm">
          <text:p text:style-name="P1"><text:span text:style-name="T9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30" draw:id="id30" draw:layer="layout" svg:width="8.693cm" svg:height="3.068cm" svg:x="4cm" svg:y="19.867cm">
          <text:p text:style-name="P1"><text:span text:style-name="T9">Courant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xml:id="id32" draw:id="id32" draw:layer="layout" svg:width="3.725cm" svg:height="1.534cm" svg:x="15.053cm" svg:y="20.633cm">
          <text:p text:style-name="P1"><text:span text:style-name="T10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17" xml:id="id31" draw:id="id31" draw:layer="layout" svg:width="8.693cm" svg:height="1.533cm" svg:x="4cm" svg:y="24.467cm">
          <text:p text:style-name="P1"><text:span text:style-name="T9">Enclenche le contacteur MPPT</text:span></text:p>
          <draw:enhanced-geometry svg:viewBox="0 0 21600 21600" draw:type="rectangle" draw:enhanced-path="M 0 0 L 21600 0 21600 21600 0 21600 0 0 Z N"/>
        </draw:custom-shape>
        <draw:connector draw:style-name="gr7" draw:text-style-name="P19" draw:layer="layout" svg:x1="8.346cm" svg:y1="4.533cm" svg:x2="8.347cm" svg:y2="6.067cm" draw:start-shape="id25" draw:start-glue-point="2" draw:end-shape="id26" draw:end-glue-point="4" svg:d="M8346 4533v767h1v767" svg:viewBox="0 0 2 1535">
          <text:p/>
        </draw:connector>
        <draw:connector draw:style-name="gr7" draw:text-style-name="P19" draw:layer="layout" svg:x1="8.347cm" svg:y1="9.133cm" svg:x2="8.346cm" svg:y2="10.667cm" draw:end-shape="id27" draw:end-glue-point="0" svg:d="M8347 9133v516h-1v1018" svg:viewBox="0 0 2 1535">
          <text:p/>
        </draw:connector>
        <draw:connector draw:style-name="gr7" draw:text-style-name="P19" draw:layer="layout" svg:x1="8.346cm" svg:y1="12.2cm" svg:x2="8.346cm" svg:y2="13.733cm" draw:start-shape="id27" draw:start-glue-point="2" draw:end-shape="id28" draw:end-glue-point="0" svg:d="M8346 12200v1533" svg:viewBox="0 0 1 1534">
          <text:p/>
        </draw:connector>
        <draw:connector draw:style-name="gr7" draw:text-style-name="P19" draw:layer="layout" svg:x1="8.346cm" svg:y1="15.267cm" svg:x2="8.346cm" svg:y2="16.8cm" draw:start-shape="id28" draw:start-glue-point="2" draw:end-shape="id29" draw:end-glue-point="0" svg:d="M8346 15267v1533" svg:viewBox="0 0 1 1534">
          <text:p/>
        </draw:connector>
        <draw:connector draw:style-name="gr7" draw:text-style-name="P19" draw:layer="layout" svg:x1="8.346cm" svg:y1="18.333cm" svg:x2="8.347cm" svg:y2="19.867cm" draw:start-shape="id29" draw:start-glue-point="2" draw:end-shape="id30" draw:end-glue-point="4" svg:d="M8346 18333v767h1v767" svg:viewBox="0 0 2 1535">
          <text:p/>
        </draw:connector>
        <draw:connector draw:style-name="gr7" draw:text-style-name="P19" draw:layer="layout" svg:x1="8.347cm" svg:y1="22.935cm" svg:x2="8.346cm" svg:y2="24.467cm" draw:start-shape="id30" draw:start-glue-point="6" draw:end-shape="id31" draw:end-glue-point="0" svg:d="M8347 22935v766h-1v766" svg:viewBox="0 0 2 1533">
          <text:p/>
        </draw:connector>
        <draw:connector draw:style-name="gr7" draw:text-style-name="P19" draw:layer="layout" svg:x1="12.693cm" svg:y1="21.401cm" svg:x2="15.053cm" svg:y2="21.4cm" draw:start-shape="id30" draw:start-glue-point="7" draw:end-shape="id32" draw:end-glue-point="3" svg:d="M12693 21401h1180v-1h1180" svg:viewBox="0 0 2361 2">
          <text:p/>
        </draw:connector>
        <draw:frame draw:style-name="gr13" draw:text-style-name="P5" draw:layer="layout" svg:width="8.8cm" svg:height="1cm" svg:x="6.1cm" svg:y="1cm">
          <draw:text-box>
            <text:p><text:span text:style-name="T3">Activation des MPPTs</text:span></text:p>
          </draw:text-box>
        </draw:frame>
        <draw:frame draw:style-name="gr9" draw:text-style-name="P20" draw:layer="layout" svg:width="1.739cm" svg:height="0.872cm" svg:x="12.693cm" svg:y="6.527cm">
          <draw:text-box>
            <text:p><text:span text:style-name="T9">Oui</text:span></text:p>
          </draw:text-box>
        </draw:frame>
        <draw:frame draw:style-name="gr9" draw:text-style-name="P20" draw:layer="layout" svg:width="1.739cm" svg:height="0.872cm" svg:x="12.693cm" svg:y="20.221cm">
          <draw:text-box>
            <text:p><text:span text:style-name="T9">Oui</text:span></text:p>
          </draw:text-box>
        </draw:frame>
        <draw:frame draw:style-name="gr10" draw:text-style-name="P20" draw:layer="layout" svg:width="1.738cm" svg:height="0.919cm" svg:x="8.347cm" svg:y="9.133cm">
          <draw:text-box>
            <text:p><text:span text:style-name="T9">Non</text:span></text:p>
          </draw:text-box>
        </draw:frame>
        <draw:frame draw:style-name="gr10" draw:text-style-name="P20" draw:layer="layout" svg:width="1.614cm" svg:height="0.919cm" svg:x="8.595cm" svg:y="22.936cm">
          <draw:text-box>
            <text:p><text:span text:style-name="T9">Non</text:span></text:p>
          </draw:text-box>
        </draw:frame>
        <draw:connector draw:style-name="gr12" draw:text-style-name="P21" draw:layer="layout" svg:x1="18.778cm" svg:y1="21.4cm" svg:x2="12.693cm" svg:y2="3.766cm" draw:start-shape="id32" draw:start-glue-point="1" draw:end-shape="id25" draw:end-glue-point="1" svg:d="M18778 21400h501v-17634h-6586" svg:viewBox="0 0 6587 17635">
          <text:p/>
        </draw:connector>
        <draw:custom-shape draw:style-name="gr24" draw:text-style-name="P18" xml:id="id33" draw:id="id33" draw:layer="layout" svg:width="3.726cm" svg:height="1.533cm" svg:x="15.054cm" svg:y="6.835cm">
          <text:p text:style-name="P1"><text:span text:style-name="T10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5" draw:text-style-name="P21" draw:layer="layout" svg:x1="12.693cm" svg:y1="7.6cm" svg:x2="15.054cm" svg:y2="7.601cm" draw:start-shape="id26" draw:start-glue-point="7" draw:end-shape="id33" draw:end-glue-point="3" svg:d="M12693 7600h1181v1h1180" svg:viewBox="0 0 2362 2">
          <text:p/>
        </draw:connector>
        <draw:connector draw:style-name="gr25" draw:text-style-name="P21" draw:layer="layout" svg:x1="18.78cm" svg:y1="7.601cm" svg:x2="12.693cm" svg:y2="3.766cm" draw:start-shape="id33" draw:start-glue-point="1" draw:end-shape="id25" draw:end-glue-point="1" svg:d="M18780 7601h502v-3835h-6589" svg:viewBox="0 0 6590 3836">
          <text:p/>
        </draw:connector>
      </draw:page>
      <draw:page draw:name="page4" draw:style-name="dp1" draw:master-page-name="Default">
        <draw:custom-shape draw:style-name="gr26" draw:text-style-name="P17" xml:id="id34" draw:id="id34" draw:layer="layout" svg:width="7.6cm" svg:height="2.556cm" svg:x="5.971cm" svg:y="3cm">
          <text:p text:style-name="P1"><text:span text:style-name="T9">Lecture de <text:s/>la </text:span></text:p>
          <text:p text:style-name="P1"><text:span text:style-name="T9">tempé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9" draw:layer="layout" svg:x1="9.771cm" svg:y1="5.556cm" svg:x2="9.771cm" svg:y2="8.111cm" draw:start-shape="id34" draw:start-glue-point="2" draw:end-shape="id35" draw:end-glue-point="4" svg:d="M9771 5556v2555" svg:viewBox="0 0 1 2556">
          <text:p/>
        </draw:connector>
        <draw:frame draw:style-name="gr13" draw:text-style-name="P22" draw:layer="layout" svg:width="10.5cm" svg:height="1cm" svg:x="5.1cm" svg:y="1cm">
          <draw:text-box>
            <text:p><text:span text:style-name="T11">Lecture de la température</text:span></text:p>
          </draw:text-box>
        </draw:frame>
        <draw:custom-shape draw:style-name="gr27" draw:text-style-name="P23" xml:id="id35" draw:id="id35" draw:layer="layout" svg:width="7.6cm" svg:height="5.111cm" svg:x="5.971cm" svg:y="8.111cm">
          <text:p text:style-name="P1"><text:span text:style-name="T12">Température &lt; Limite m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0" draw:layer="layout" svg:width="1.629cm" svg:height="1.531cm" svg:x="10.097cm" svg:y="20.633cm">
          <draw:text-box>
            <text:p><text:span text:style-name="T9">Non</text:span></text:p>
          </draw:text-box>
        </draw:frame>
        <draw:custom-shape draw:style-name="gr28" draw:text-style-name="P18" xml:id="id36" draw:id="id36" draw:layer="layout" svg:width="3.257cm" svg:height="2.555cm" svg:x="15.2cm" svg:y="9.389cm">
          <text:p text:style-name="P1"><text:span text:style-name="T10">Erreu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21" draw:layer="layout" svg:x1="13.571cm" svg:y1="10.667cm" svg:x2="15.2cm" svg:y2="10.666cm" draw:start-shape="id35" draw:start-glue-point="7" draw:end-shape="id36" draw:end-glue-point="3" svg:d="M13571 10667h815v-1h814" svg:viewBox="0 0 1630 2">
          <text:p/>
        </draw:connector>
        <draw:connector draw:style-name="gr12" draw:text-style-name="P21" draw:layer="layout" svg:x1="18.457cm" svg:y1="10.666cm" svg:x2="13.571cm" svg:y2="4.278cm" draw:start-shape="id36" draw:start-glue-point="1" draw:end-shape="id34" draw:end-glue-point="1" svg:d="M18457 10666h501v-6388h-5387" svg:viewBox="0 0 5388 6389">
          <text:p/>
        </draw:connector>
        <draw:frame draw:style-name="gr10" draw:text-style-name="P20" draw:layer="layout" svg:width="1.629cm" svg:height="1.531cm" svg:x="13.571cm" svg:y="7.858cm">
          <draw:text-box>
            <text:p><text:span text:style-name="T9">Oui</text:span></text:p>
          </draw:text-box>
        </draw:frame>
        <draw:custom-shape draw:style-name="gr26" draw:text-style-name="P17" xml:id="id37" draw:id="id37" draw:layer="layout" svg:width="7.6cm" svg:height="2.556cm" svg:x="5.971cm" svg:y="23.444cm">
          <text:p text:style-name="P1"><text:span text:style-name="T9">Met à jour la base 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1" draw:layer="layout" svg:x1="9.773cm" svg:y1="20.894cm" svg:x2="9.771cm" svg:y2="23.444cm" draw:end-shape="id37" draw:end-glue-point="0" svg:d="M9773 20894v1025h-2v1525" svg:viewBox="0 0 3 2551">
          <text:p/>
        </draw:connector>
        <draw:custom-shape draw:style-name="gr27" draw:text-style-name="P23" xml:id="id38" draw:id="id38" draw:layer="layout" svg:width="7.6cm" svg:height="5.111cm" svg:x="5.971cm" svg:y="15.783cm">
          <text:p text:style-name="P1"><text:span text:style-name="T12">Température &gt; Limite max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8" xml:id="id39" draw:id="id39" draw:layer="layout" svg:width="3.257cm" svg:height="2.556cm" svg:x="15.201cm" svg:y="17.058cm">
          <text:p text:style-name="P1"><text:span text:style-name="T10">Erreu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21" draw:layer="layout" svg:x1="13.571cm" svg:y1="18.339cm" svg:x2="15.201cm" svg:y2="18.336cm" draw:start-shape="id38" draw:start-glue-point="7" draw:end-shape="id39" draw:end-glue-point="3" svg:d="M13571 18339h815v-3h815" svg:viewBox="0 0 1631 4">
          <text:p/>
        </draw:connector>
        <draw:frame draw:style-name="gr10" draw:text-style-name="P20" draw:layer="layout" svg:width="1.52cm" svg:height="1.531cm" svg:x="13.571cm" svg:y="16.033cm">
          <draw:text-box>
            <text:p><text:span text:style-name="T9">Oui</text:span></text:p>
          </draw:text-box>
        </draw:frame>
        <draw:connector draw:style-name="gr7" draw:text-style-name="P19" draw:layer="layout" svg:x1="9.771cm" svg:y1="13.222cm" svg:x2="9.771cm" svg:y2="15.783cm" draw:start-shape="id35" draw:start-glue-point="6" draw:end-shape="id38" draw:end-glue-point="4" svg:d="M9771 13222v2561" svg:viewBox="0 0 1 2562">
          <text:p/>
        </draw:connector>
        <draw:connector draw:style-name="gr25" draw:text-style-name="P21" draw:layer="layout" svg:x1="18.458cm" svg:y1="18.336cm" svg:x2="13.571cm" svg:y2="4.278cm" draw:start-shape="id39" draw:start-glue-point="1" draw:end-shape="id34" draw:end-glue-point="1" svg:d="M18458 18336h501v-14058h-5388" svg:viewBox="0 0 5389 14059">
          <text:p/>
        </draw:connector>
        <draw:connector draw:style-name="gr25" draw:text-style-name="P21" draw:layer="layout" draw:line-skew="-2.47cm" svg:x1="5.971cm" svg:y1="24.722cm" svg:x2="5.971cm" svg:y2="4.278cm" draw:start-shape="id37" draw:start-glue-point="3" draw:end-shape="id34" draw:end-glue-point="3" svg:d="M5971 24722h-2971v-20444h2971" svg:viewBox="0 0 2972 20445">
          <text:p/>
        </draw:connector>
        <draw:frame draw:style-name="gr10" draw:text-style-name="P20" draw:layer="layout" svg:width="1.629cm" svg:height="1.531cm" svg:x="10.097cm" svg:y="13.48cm">
          <draw:text-box>
            <text:p><text:span text:style-name="T9">Non</text:span></text:p>
          </draw:text-box>
        </draw:frame>
      </draw:page>
      <draw:page draw:name="page5" draw:style-name="dp1" draw:master-page-name="Default">
        <draw:custom-shape draw:style-name="gr30" draw:text-style-name="P10" xml:id="id40" draw:id="id40" draw:layer="layout" svg:width="7cm" svg:height="1.2cm" svg:x="7cm" svg:y="3cm">
          <text:p text:style-name="P1"><text:span text:style-name="T5">Reçoit la lecture de tension de la batterie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0.5cm" svg:y1="4.2cm" svg:x2="10.5cm" svg:y2="5.001cm" draw:start-shape="id40" draw:start-glue-point="2" draw:end-shape="id41" draw:end-glue-point="4" svg:d="M10500 4200v801" svg:viewBox="0 0 1 802">
          <text:p/>
        </draw:connector>
        <draw:frame draw:style-name="gr13" draw:text-style-name="P5" draw:layer="layout" svg:width="13.7cm" svg:height="1cm" svg:x="4.5cm" svg:y="0.9cm">
          <draw:text-box>
            <text:p><text:span text:style-name="T3">Lecture de la tension de la batterie</text:span></text:p>
          </draw:text-box>
        </draw:frame>
        <draw:custom-shape draw:style-name="gr31" draw:text-style-name="P24" xml:id="id41" draw:id="id41" draw:layer="layout" svg:width="7cm" svg:height="2cm" svg:x="7cm" svg:y="5.001cm">
          <text:p text:style-name="P1"><text:span text:style-name="T13">Tension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4" draw:layer="layout" svg:width="1.5cm" svg:height="0.7cm" svg:x="10.7cm" svg:y="7.2cm">
          <draw:text-box>
            <text:p><text:span text:style-name="T5">Non</text:span></text:p>
          </draw:text-box>
        </draw:frame>
        <draw:custom-shape draw:style-name="gr33" draw:text-style-name="P12" xml:id="id42" draw:id="id42" draw:layer="layout" svg:width="3cm" svg:height="1cm" svg:x="15cm" svg:y="5.5cm">
          <text:p text:style-name="P1"><text:span text:style-name="T7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3" draw:layer="layout" svg:x1="14cm" svg:y1="6.001cm" svg:x2="15cm" svg:y2="6cm" draw:start-shape="id41" draw:start-glue-point="7" draw:end-shape="id42" draw:end-glue-point="3" svg:d="M14000 6001h501v-1h499" svg:viewBox="0 0 1001 2">
          <text:p/>
        </draw:connector>
        <draw:connector draw:style-name="gr12" draw:text-style-name="P13" draw:layer="layout" svg:x1="18cm" svg:y1="6cm" svg:x2="14cm" svg:y2="3.6cm" draw:start-shape="id42" draw:start-glue-point="1" draw:end-shape="id40" draw:end-glue-point="1" svg:d="M18000 6000h502v-2400h-4502" svg:viewBox="0 0 4503 2401">
          <text:p/>
        </draw:connector>
        <draw:frame draw:style-name="gr10" draw:text-style-name="P14" draw:layer="layout" svg:width="1.4cm" svg:height="0.599cm" svg:x="13.8cm" svg:y="5.1cm">
          <draw:text-box>
            <text:p><text:span text:style-name="T5">Oui</text:span></text:p>
          </draw:text-box>
        </draw:frame>
        <draw:custom-shape draw:style-name="gr31" draw:text-style-name="P24" xml:id="id43" draw:id="id43" draw:layer="layout" svg:width="7cm" svg:height="2cm" svg:x="7cm" svg:y="8.001cm">
          <text:p text:style-name="P1"><text:span text:style-name="T13">Tension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4" draw:layer="layout" svg:width="1.499cm" svg:height="0.7cm" svg:x="10.701cm" svg:y="10.2cm">
          <draw:text-box>
            <text:p><text:span text:style-name="T5">Non</text:span></text:p>
          </draw:text-box>
        </draw:frame>
        <draw:custom-shape draw:style-name="gr33" draw:text-style-name="P12" xml:id="id44" draw:id="id44" draw:layer="layout" svg:width="3cm" svg:height="1cm" svg:x="15.001cm" svg:y="8.5cm">
          <text:p text:style-name="P1"><text:span text:style-name="T7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3" draw:layer="layout" svg:x1="14cm" svg:y1="9.001cm" svg:x2="15.001cm" svg:y2="9cm" draw:start-shape="id43" draw:start-glue-point="7" draw:end-shape="id44" draw:end-glue-point="3" svg:d="M14000 9001h501v-1h500" svg:viewBox="0 0 1002 2">
          <text:p/>
        </draw:connector>
        <draw:frame draw:style-name="gr10" draw:text-style-name="P14" draw:layer="layout" svg:width="1.3cm" svg:height="0.599cm" svg:x="13.8cm" svg:y="7.9cm">
          <draw:text-box>
            <text:p><text:span text:style-name="T5">Oui</text:span></text:p>
          </draw:text-box>
        </draw:frame>
        <draw:connector draw:style-name="gr7" draw:text-style-name="P15" draw:layer="layout" svg:x1="10.5cm" svg:y1="7.001cm" svg:x2="10.5cm" svg:y2="8.001cm" draw:start-shape="id41" draw:start-glue-point="6" draw:end-shape="id43" draw:end-glue-point="4" svg:d="M10500 7001v1000" svg:viewBox="0 0 1 1001">
          <text:p/>
        </draw:connector>
        <draw:connector draw:style-name="gr12" draw:text-style-name="P13" draw:layer="layout" svg:x1="18.001cm" svg:y1="9cm" svg:x2="14cm" svg:y2="3.6cm" draw:start-shape="id44" draw:start-glue-point="1" draw:end-shape="id40" draw:end-glue-point="1" svg:d="M18001 9000h502v-5400h-4503" svg:viewBox="0 0 4504 5401">
          <text:p/>
        </draw:connector>
        <draw:custom-shape draw:style-name="gr34" draw:text-style-name="P10" xml:id="id45" draw:id="id45" draw:layer="layout" svg:width="7cm" svg:height="1cm" svg:x="7cm" svg:y="11cm">
          <text:p text:style-name="P1"><text:span text:style-name="T5">Met à jour la base de données </text:span></text:p>
          <draw:enhanced-geometry svg:viewBox="0 0 21600 21600" draw:type="rectangle" draw:enhanced-path="M 0 0 L 21600 0 21600 21600 0 21600 0 0 Z N"/>
        </draw:custom-shape>
        <draw:connector draw:style-name="gr25" draw:text-style-name="P13" draw:layer="layout" svg:x1="10.5cm" svg:y1="10.001cm" svg:x2="10.5cm" svg:y2="11cm" draw:start-shape="id43" draw:start-glue-point="6" draw:end-shape="id45" draw:end-glue-point="0" svg:d="M10500 10001v999" svg:viewBox="0 0 1 1000">
          <text:p/>
        </draw:connector>
        <draw:connector draw:style-name="gr25" draw:text-style-name="P13" draw:layer="layout" draw:line-skew="-1.499cm" svg:x1="7cm" svg:y1="11.5cm" svg:x2="7cm" svg:y2="3.6cm" draw:start-shape="id45" draw:start-glue-point="3" draw:end-shape="id40" draw:end-glue-point="3" svg:d="M7000 11500h-2000v-7900h2000" svg:viewBox="0 0 2001 7901">
          <text:p/>
        </draw:connector>
        <draw:custom-shape draw:style-name="gr34" draw:text-style-name="P10" xml:id="id46" draw:id="id46" draw:layer="layout" svg:width="7cm" svg:height="1cm" svg:x="7.1cm" svg:y="14.7cm">
          <text:p text:style-name="P1"><text:span text:style-name="T5">Recoit un signal</text:span></text:p>
          <text:p text:style-name="P1"><text:span text:style-name="T5">d’err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47" draw:id="id47" draw:layer="layout" svg:width="7cm" svg:height="1cm" svg:x="7.1cm" svg:y="16.7cm">
          <text:p text:style-name="P1"><text:span text:style-name="T5">Ouvre le contacteur </text:span></text:p>
          <text:p text:style-name="P1"><text:span text:style-name="T5">principal -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48" draw:id="id48" draw:layer="layout" svg:width="7cm" svg:height="1cm" svg:x="7.1cm" svg:y="24.7cm">
          <text:p text:style-name="P1"><text:span text:style-name="T5">Met à jour la base </text:span></text:p>
          <text:p text:style-name="P1"><text:span text:style-name="T5">de données 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0.6cm" svg:y1="15.7cm" svg:x2="10.6cm" svg:y2="16.7cm" draw:start-shape="id46" draw:start-glue-point="2" draw:end-shape="id47" draw:end-glue-point="0" svg:d="M10600 15700v1000" svg:viewBox="0 0 1 1001">
          <text:p/>
        </draw:connector>
        <draw:connector draw:style-name="gr7" draw:text-style-name="P15" draw:layer="layout" svg:x1="10.6cm" svg:y1="17.7cm" svg:x2="10.6cm" svg:y2="18.7cm" draw:start-shape="id47" draw:start-glue-point="2" svg:d="M10600 17700v1000" svg:viewBox="0 0 1 1001">
          <text:p/>
        </draw:connector>
        <draw:connector draw:style-name="gr7" draw:text-style-name="P15" draw:layer="layout" svg:x1="10.6cm" svg:y1="23.7cm" svg:x2="10.6cm" svg:y2="24.7cm" draw:end-shape="id48" draw:end-glue-point="0" svg:d="M10600 23700v1000" svg:viewBox="0 0 1 1001">
          <text:p/>
        </draw:connector>
        <draw:frame draw:style-name="gr13" draw:text-style-name="P22" draw:layer="layout" svg:width="8.1cm" svg:height="1cm" svg:x="6.7cm" svg:y="12.7cm">
          <draw:text-box>
            <text:p><text:span text:style-name="T11">Gestion des erreurs</text:span></text:p>
          </draw:text-box>
        </draw:frame>
        <draw:custom-shape draw:style-name="gr34" draw:text-style-name="P10" xml:id="id49" draw:id="id49" draw:layer="layout" svg:width="7cm" svg:height="1cm" svg:x="7.1cm" svg:y="18.7cm">
          <text:p text:style-name="P1"><text:span text:style-name="T5">Ouvre le contacteur </text:span></text:p>
          <text:p text:style-name="P1"><text:span text:style-name="T5">MPPT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50" draw:id="id50" draw:layer="layout" svg:width="7cm" svg:height="1cm" svg:x="7.1cm" svg:y="20.7cm">
          <text:p text:style-name="P1"><text:span text:style-name="T5">Ouvre le contacteur </text:span></text:p>
          <text:p text:style-name="P1"><text:span text:style-name="T5">principal +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0.6cm" svg:y1="19.7cm" svg:x2="10.6cm" svg:y2="20.7cm" draw:start-shape="id49" draw:start-glue-point="2" draw:end-shape="id50" draw:end-glue-point="0" svg:d="M10600 19700v1000" svg:viewBox="0 0 1 1001">
          <text:p/>
        </draw:connector>
        <draw:custom-shape draw:style-name="gr34" draw:text-style-name="P10" xml:id="id51" draw:id="id51" draw:layer="layout" svg:width="7cm" svg:height="1cm" svg:x="7.1cm" svg:y="22.7cm">
          <text:p text:style-name="P1"><text:span text:style-name="T5">Allume le </text:span></text:p>
          <text:p text:style-name="P1"><text:span text:style-name="T5">témoin lumineux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10.6cm" svg:y1="21.7cm" svg:x2="10.6cm" svg:y2="22.7cm" draw:start-shape="id50" draw:start-glue-point="2" draw:end-shape="id51" draw:end-glue-point="0" svg:d="M10600 21700v1000" svg:viewBox="0 0 1 1001">
          <text:p/>
        </draw:connector>
      </draw:page>
      <draw:page draw:name="page6" draw:style-name="dp1" draw:master-page-name="Default">
        <draw:frame draw:style-name="gr8" draw:text-style-name="P25" draw:layer="layout" svg:width="4.9cm" svg:height="0.962cm" svg:x="8cm" svg:y="18cm">
          <draw:text-box>
            <text:p><text:span text:style-name="T14">Monitoring</text:span></text:p>
          </draw:text-box>
        </draw:frame>
        <draw:custom-shape draw:style-name="gr35" draw:text-style-name="P17" xml:id="id55" draw:id="id55" draw:layer="layout" svg:width="6.9cm" svg:height="1.362cm" svg:x="6cm" svg:y="19.6cm">
          <text:p text:style-name="P1"><text:span text:style-name="T9">Lecture du status des modules escla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xml:id="id53" draw:id="id53" draw:layer="layout" svg:width="7cm" svg:height="1.438cm" svg:x="6cm" svg:y="24.962cm">
          <text:p text:style-name="P1"><text:span text:style-name="T9">Met à jour la base 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xml:id="id52" draw:id="id52" draw:layer="layout" svg:width="7cm" svg:height="2cm" svg:x="6cm" svg:y="21.964cm">
          <text:p text:style-name="P1"><text:span text:style-name="T9">Erreur détecté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9" draw:layer="layout" svg:x1="9.5cm" svg:y1="20.962cm" svg:x2="9.5cm" svg:y2="21.964cm" draw:end-shape="id52" draw:end-glue-point="4" svg:d="M9500 20962v1002" svg:viewBox="0 0 1 1003">
          <text:p/>
        </draw:connector>
        <draw:connector draw:style-name="gr7" draw:text-style-name="P19" draw:layer="layout" svg:x1="9.5cm" svg:y1="23.964cm" svg:x2="9.5cm" svg:y2="24.962cm" draw:start-shape="id52" draw:start-glue-point="6" draw:end-shape="id53" draw:end-glue-point="0" svg:d="M9500 23964v998" svg:viewBox="0 0 1 999">
          <text:p/>
        </draw:connector>
        <draw:custom-shape draw:style-name="gr33" draw:text-style-name="P18" xml:id="id54" draw:id="id54" draw:layer="layout" svg:width="3cm" svg:height="1cm" svg:x="13.901cm" svg:y="22.463cm">
          <text:p text:style-name="P1"><text:span text:style-name="T10">Erreu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9" draw:layer="layout" svg:x1="13cm" svg:y1="22.964cm" svg:x2="13.901cm" svg:y2="22.963cm" draw:start-shape="id52" draw:start-glue-point="7" draw:end-shape="id54" draw:end-glue-point="3" svg:d="M13000 22964h451v-1h450" svg:viewBox="0 0 902 2">
          <text:p/>
        </draw:connector>
        <draw:connector draw:style-name="gr7" draw:text-style-name="P19" xml:id="id56" draw:id="id56" draw:layer="layout" draw:line-skew="5.499cm" svg:x1="13cm" svg:y1="25.681cm" svg:x2="12.9cm" svg:y2="20.281cm" draw:start-shape="id53" draw:start-glue-point="1" draw:end-shape="id55" draw:end-glue-point="1" svg:d="M13000 25681h6000v-5400h-6100" svg:viewBox="0 0 6101 5401">
          <text:p/>
        </draw:connector>
        <draw:connector draw:style-name="gr7" draw:text-style-name="P19" draw:layer="layout" draw:line-skew="-1.318cm" svg:x1="16.901cm" svg:y1="22.963cm" svg:x2="19cm" svg:y2="22.981cm" draw:start-shape="id54" draw:start-glue-point="1" draw:end-shape="id56" draw:end-glue-point="0" svg:d="M16901 22963h1299v18h800" svg:viewBox="0 0 2100 19">
          <text:p/>
        </draw:connector>
        <draw:frame draw:style-name="gr10" draw:text-style-name="P20" draw:layer="layout" svg:width="1.8cm" svg:height="0.599cm" svg:x="9.5cm" svg:y="23.963cm">
          <draw:text-box>
            <text:p><text:span text:style-name="T9">Non</text:span></text:p>
          </draw:text-box>
        </draw:frame>
        <draw:frame draw:style-name="gr10" draw:text-style-name="P20" draw:layer="layout" svg:width="1.6cm" svg:height="0.599cm" svg:x="12.7cm" svg:y="21.763cm">
          <draw:text-box>
            <text:p><text:span text:style-name="T9">Oui</text:span></text:p>
          </draw:text-box>
        </draw:frame>
        <draw:custom-shape draw:style-name="gr37" draw:text-style-name="P17" xml:id="id57" draw:id="id57" draw:layer="layout" svg:width="11.591cm" svg:height="1.018cm" svg:x="4cm" svg:y="5.946cm">
          <text:p text:style-name="P1"><text:span text:style-name="T9">Identifie le cont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2" draw:layer="layout" svg:width="3.7cm" svg:height="0.962cm" svg:x="7.6cm" svg:y="1.8cm">
          <draw:text-box>
            <text:p><text:span text:style-name="T11">CAN RX</text:span></text:p>
          </draw:text-box>
        </draw:frame>
        <draw:custom-shape draw:style-name="gr37" draw:text-style-name="P17" xml:id="id59" draw:id="id59" draw:layer="layout" svg:width="11.591cm" svg:height="1.018cm" svg:x="4cm" svg:y="3.91cm">
          <text:p text:style-name="P1"><text:span text:style-name="T9">Reçoit un message 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9" draw:layer="layout" svg:x1="9.796cm" svg:y1="4.918cm" svg:x2="9.796cm" svg:y2="5.937cm" svg:d="M9796 4918v1019" svg:viewBox="0 0 1 1020">
          <text:p/>
        </draw:connector>
        <draw:custom-shape draw:style-name="gr37" draw:text-style-name="P17" xml:id="id58" draw:id="id58" draw:layer="layout" svg:width="11.591cm" svg:height="1.018cm" svg:x="4cm" svg:y="7.982cm">
          <text:p text:style-name="P1"><text:span text:style-name="T9">Met à jour la base 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9" draw:layer="layout" svg:x1="9.795cm" svg:y1="6.964cm" svg:x2="9.795cm" svg:y2="7.982cm" draw:start-shape="id57" draw:start-glue-point="2" draw:end-shape="id58" draw:end-glue-point="0" svg:d="M9795 6964v1018" svg:viewBox="0 0 1 1019">
          <text:p/>
        </draw:connector>
        <draw:connector draw:style-name="gr7" draw:text-style-name="P19" draw:layer="layout" svg:x1="15.591cm" svg:y1="8.491cm" svg:x2="9.795cm" svg:y2="3.91cm" draw:start-shape="id58" draw:start-glue-point="1" draw:end-shape="id59" draw:end-glue-point="0" svg:d="M15591 8491h500v-5082h-6296v501" svg:viewBox="0 0 6297 5083">
          <text:p/>
        </draw:connector>
        <draw:frame draw:style-name="gr8" draw:text-style-name="P5" draw:layer="layout" svg:width="3.7cm" svg:height="0.962cm" svg:x="7.9cm" svg:y="9.9cm">
          <draw:text-box>
            <text:p><text:span text:style-name="T3">CAN TX</text:span></text:p>
          </draw:text-box>
        </draw:frame>
        <draw:custom-shape draw:style-name="gr38" draw:text-style-name="P26" xml:id="id62" draw:id="id62" draw:layer="layout" svg:width="9.275cm" svg:height="2.04cm" svg:x="3cm" svg:y="11.9cm">
          <text:p text:style-name="P1"><text:span text:style-name="T15">Lecture de la base de <text:s/>données pour les messages destinésau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60" draw:id="id60" draw:layer="layout" svg:width="9.275cm" svg:height="2.04cm" svg:x="3cm" svg:y="14.96cm">
          <text:p text:style-name="P1"><text:span text:style-name="T15">Envoie des messages sur le bus <text:s/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5" draw:layer="layout" svg:x1="7.64cm" svg:y1="13.942cm" svg:x2="7.637cm" svg:y2="14.96cm" draw:end-shape="id60" draw:end-glue-point="0" svg:d="M7640 13942v259h-3v759" svg:viewBox="0 0 4 1019">
          <text:p/>
        </draw:connector>
        <draw:connector draw:style-name="gr7" draw:text-style-name="P15" draw:layer="layout" svg:x1="12.275cm" svg:y1="15.98cm" svg:x2="16.45cm" svg:y2="15.3cm" draw:start-shape="id60" draw:start-glue-point="1" draw:end-shape="id61" draw:end-glue-point="2" svg:d="M12275 15980h4175v-680" svg:viewBox="0 0 4176 681">
          <text:p/>
        </draw:connector>
        <draw:connector draw:style-name="gr25" draw:text-style-name="P13" draw:layer="layout" svg:x1="16.45cm" svg:y1="13.6cm" svg:x2="12.275cm" svg:y2="12.92cm" draw:start-shape="id61" draw:start-glue-point="0" draw:end-shape="id62" draw:end-glue-point="1" svg:d="M16450 13600v-680h-4175" svg:viewBox="0 0 4176 681">
          <text:p/>
        </draw:connector>
        <draw:custom-shape draw:style-name="gr39" draw:text-style-name="P26" xml:id="id61" draw:id="id61" draw:layer="layout" svg:width="4.9cm" svg:height="1.7cm" svg:x="14cm" svg:y="13.6cm">
          <text:p text:style-name="P1"><text:span text:style-name="T15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7-01T15:55:35.741000000</dc:date>
    <meta:editing-duration>PT2H20M12S</meta:editing-duration>
    <meta:editing-cycles>31</meta:editing-cycles>
    <meta:generator>LibreOffice/5.2.7.2$Windows_x86 LibreOffice_project/2b7f1e640c46ceb28adf43ee075a6e8b8439ed10</meta:generator>
    <meta:document-statistic meta:object-count="162"/>
  </office:meta>
</office:document-meta>
</file>